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6989" officeooo:paragraph-rsid="00056989"/>
    </style:style>
    <style:style style:name="P2" style:family="paragraph" style:parent-style-name="Standard" style:list-style-name="L1">
      <style:text-properties officeooo:rsid="00056989" officeooo:paragraph-rsid="00056989"/>
    </style:style>
    <style:style style:name="P3" style:family="paragraph" style:parent-style-name="Standard" style:list-style-name="L2">
      <style:text-properties officeooo:rsid="00056989" officeooo:paragraph-rsid="00056989"/>
    </style:style>
    <style:style style:name="P4" style:family="paragraph" style:parent-style-name="Standard" style:list-style-name="L1">
      <style:text-properties officeooo:paragraph-rsid="00056989"/>
    </style:style>
    <style:style style:name="P5" style:family="paragraph" style:parent-style-name="Standard">
      <style:text-properties officeooo:rsid="0005f9dd" officeooo:paragraph-rsid="0005f9dd"/>
    </style:style>
    <style:style style:name="P6" style:family="paragraph" style:parent-style-name="Standard" style:list-style-name="L3">
      <style:text-properties officeooo:rsid="0005f9dd" officeooo:paragraph-rsid="0005f9dd"/>
    </style:style>
    <style:style style:name="P7" style:family="paragraph" style:parent-style-name="Standard" style:list-style-name="L4">
      <style:text-properties officeooo:rsid="0005f9dd" officeooo:paragraph-rsid="0005f9dd"/>
    </style:style>
    <style:style style:name="P8" style:family="paragraph" style:parent-style-name="Standard" style:list-style-name="L3">
      <style:text-properties officeooo:rsid="0006508f" officeooo:paragraph-rsid="0006508f"/>
    </style:style>
    <style:style style:name="P9" style:family="paragraph" style:parent-style-name="Standard" style:list-style-name="L4">
      <style:text-properties officeooo:rsid="0006508f" officeooo:paragraph-rsid="0006508f"/>
    </style:style>
    <style:style style:name="P10" style:family="paragraph" style:parent-style-name="Standard" style:list-style-name="L3">
      <style:text-properties officeooo:rsid="000789bd" officeooo:paragraph-rsid="000789bd"/>
    </style:style>
    <style:style style:name="P11" style:family="paragraph" style:parent-style-name="Standard" style:list-style-name="L4">
      <style:text-properties officeooo:rsid="000789bd" officeooo:paragraph-rsid="000789bd"/>
    </style:style>
    <style:style style:name="P12" style:family="paragraph" style:parent-style-name="Standard" style:list-style-name="L5">
      <style:text-properties officeooo:rsid="000844ac" officeooo:paragraph-rsid="000844ac"/>
    </style:style>
    <style:style style:name="P13" style:family="paragraph" style:parent-style-name="Standard" style:list-style-name="L5">
      <style:text-properties officeooo:paragraph-rsid="000844ac"/>
    </style:style>
    <style:style style:name="T1" style:family="text">
      <style:text-properties officeooo:rsid="00056989"/>
    </style:style>
    <style:style style:name="T2" style:family="text">
      <style:text-properties officeooo:rsid="000844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Subsystemen:</text:p>
      <text:list xml:id="list4200997941" text:style-name="L1">
        <text:list-item>
          <text:p text:style-name="P4"><text:span text:style-name="T1">Arm</text:span></text:p>
        </text:list-item>
        <text:list-item>
          <text:p text:style-name="P4"><text:span text:style-name="T1">High level interface</text:span></text:p>
        </text:list-item>
        <text:list-item>
          <text:p text:style-name="P2">Low level interface (driver)</text:p>
        </text:list-item>
      </text:list>
      <text:p text:style-name="P1"/>
      <text:p text:style-name="P1">Use cases:</text:p>
      <text:p text:style-name="P1"/>
      <text:p text:style-name="P1">Arm:</text:p>
      <text:list xml:id="list890020607" text:style-name="L5">
        <text:list-item>
          <text:p text:style-name="P12">Stuur servo positie</text:p>
        </text:list-item>
        <text:list-item>
          <text:p text:style-name="P13"><text:span text:style-name="T2">Beweeg arm</text:span></text:p>
        </text:list-item>
      </text:list>
      <text:list xml:id="list1434603371" text:style-name="L2">
        <text:list-item>
          <text:p text:style-name="P3">Ontvang bericht</text:p>
        </text:list-item>
      </text:list>
      <text:p text:style-name="P1"/>
      <text:p text:style-name="P5">Low level interface (driver): </text:p>
      <text:list xml:id="list1714259234" text:style-name="L4">
        <text:list-item>
          <text:p text:style-name="P7">Beperken range</text:p>
        </text:list-item>
        <text:list-item>
          <text:p text:style-name="P7">Stuur serieel bericht naar arm</text:p>
        </text:list-item>
        <text:list-item>
          <text:p text:style-name="P7">Stuur robotarm naar Park-positie bij opstarten</text:p>
        </text:list-item>
        <text:list-item>
          <text:p text:style-name="P9">kalibratie sturen</text:p>
        </text:list-item>
        <text:list-item>
          <text:p text:style-name="P11">Toon WARNING met de verwachte tijd van afhandeling aan</text:p>
        </text:list-item>
      </text:list>
      <text:p text:style-name="P1"/>
      <text:p text:style-name="P1">High level interface:</text:p>
      <text:list xml:id="list4127925957" text:style-name="L3">
        <text:list-item>
          <text:p text:style-name="P6">Voorgeprogrammeerde positie invullen</text:p>
        </text:list-item>
        <text:list-item>
          <text:p text:style-name="P6">Noodstop sturen</text:p>
        </text:list-item>
        <text:list-item>
          <text:p text:style-name="P8">Handmatig positie invullen met servo nummers en graden en tijd</text:p>
        </text:list-item>
        <text:list-item>
          <text:p text:style-name="P6">Stuur bericht naar low level driver</text:p>
        </text:list-item>
        <text:list-item>
          <text:p text:style-name="P10">Toon informatie over operationele toestand (INFO niveau)</text:p>
        </text:list-item>
        <text:list-item>
          <text:p text:style-name="P10">Tonen informatie op DEBUG nivea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4:26:01.434692889</meta:creation-date>
    <dc:date>2020-02-14T16:46:49.314064623</dc:date>
    <meta:editing-duration>PT1H19M36S</meta:editing-duration>
    <meta:editing-cycles>1</meta:editing-cycles>
    <meta:document-statistic meta:table-count="0" meta:image-count="0" meta:object-count="0" meta:page-count="1" meta:paragraph-count="22" meta:word-count="101" meta:character-count="588" meta:non-whitespace-character-count="525"/>
    <meta:generator>LibreOffice/6.0.7.3$Linux_X86_64 LibreOffice_project/00m0$Build-3</meta:generator>
  </office:meta>
</office:document-meta>
</file>